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margin-left="1.251cm" fo:margin-right="0cm" fo:text-indent="0cm" style:auto-text-indent="false"/>
      <style:text-properties style:font-name="Calibri"/>
    </style:style>
    <style:style style:name="P3" style:family="paragraph" style:parent-style-name="Standard">
      <style:paragraph-properties fo:margin-left="0cm" fo:margin-right="0cm" fo:text-indent="0cm" style:auto-text-indent="false"/>
      <style:text-properties style:font-name="Calibri"/>
    </style:style>
    <style:style style:name="P4" style:family="paragraph" style:parent-style-name="Standard">
      <style:text-properties style:font-name="Calibri"/>
    </style:style>
    <style:style style:name="P5" style:family="paragraph" style:parent-style-name="Standard" style:list-style-name="L1">
      <style:text-properties style:font-name="Calibri"/>
    </style:style>
    <style:style style:name="P6" style:family="paragraph" style:parent-style-name="Standard" style:list-style-name="L2">
      <style:text-properties style:font-name="Calibri"/>
    </style:style>
    <style:style style:name="P7" style:family="paragraph" style:parent-style-name="Standard" style:list-style-name="L3">
      <style:text-properties style:font-name="Calibri"/>
    </style:style>
    <style:style style:name="P8" style:family="paragraph" style:parent-style-name="Standard" style:list-style-name="L4">
      <style:text-properties style:font-name="Calibri"/>
    </style:style>
    <style:style style:name="P9" style:family="paragraph" style:parent-style-name="Standard" style:list-style-name="L5">
      <style:text-properties style:font-name="Calibri"/>
    </style:style>
    <style:style style:name="P10" style:family="paragraph" style:parent-style-name="Standard" style:list-style-name="L6">
      <style:text-properties style:font-name="Calibri"/>
    </style:style>
    <style:style style:name="P11" style:family="paragraph" style:parent-style-name="Standard" style:list-style-name="L7">
      <style:text-properties style:font-name="Calibri"/>
    </style:style>
    <style:style style:name="P12" style:family="paragraph" style:parent-style-name="Standard" style:list-style-name="L9">
      <style:text-properties style:font-name="Calibri"/>
    </style:style>
    <style:style style:name="P13" style:family="paragraph" style:parent-style-name="Standard" style:list-style-name="L10">
      <style:text-properties style:font-name="Calibri"/>
    </style:style>
    <style:style style:name="P14" style:family="paragraph" style:parent-style-name="Standard">
      <style:paragraph-properties fo:text-align="center" style:justify-single-word="false"/>
      <style:text-properties style:font-name="Calibri" fo:font-size="16pt" style:font-size-asian="16pt" style:font-size-complex="16pt"/>
    </style:style>
    <style:style style:name="P15" style:family="paragraph" style:parent-style-name="Standard">
      <style:text-properties style:font-name="Calibri" fo:font-weight="bold" style:font-weight-asian="bold" style:font-weight-complex="bold"/>
    </style:style>
    <style:style style:name="P16" style:family="paragraph" style:parent-style-name="Standard" style:list-style-name="L9">
      <style:text-properties style:font-name="Calibri" fo:font-weight="bold" style:font-weight-asian="bold" style:font-weight-complex="bold"/>
    </style:style>
    <style:style style:name="P17"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18" style:family="paragraph" style:parent-style-name="Standard" style:list-style-name="L8">
      <style:text-properties fo:font-weight="bold" style:font-weight-asian="bold" style:font-weight-complex="bold"/>
    </style:style>
    <style:style style:name="P19" style:family="paragraph" style:parent-style-name="Standard">
      <style:paragraph-properties fo:margin-left="0cm" fo:margin-right="0cm" fo:text-indent="0cm" style:auto-text-indent="false"/>
      <style:text-properties style:font-name="Calibri"/>
    </style:style>
    <style:style style:name="P20" style:family="paragraph" style:parent-style-name="Standard">
      <style:paragraph-properties fo:margin-left="0cm" fo:margin-right="0cm" fo:text-indent="0cm" style:auto-text-indent="false"/>
      <style:text-properties style:font-name="Calibri" fo:font-weight="bold" style:font-weight-asian="bold" style:font-weight-complex="bold"/>
    </style:style>
    <style:style style:name="P21" style:family="paragraph" style:parent-style-name="Standard">
      <style:paragraph-properties fo:margin-left="0cm" fo:margin-right="0cm" fo:text-indent="0cm" style:auto-text-indent="false"/>
      <style:text-properties style:font-name="Calibri" fo:font-size="12pt" fo:font-weight="bold" style:font-size-asian="12pt" style:font-weight-asian="bold" style:font-size-complex="12pt" style:font-weight-complex="bold"/>
    </style:style>
    <style:style style:name="P22" style:family="paragraph" style:parent-style-name="Standard">
      <style:paragraph-properties fo:margin-left="1.251cm" fo:margin-right="0cm" fo:text-indent="0cm" style:auto-text-indent="false"/>
      <style:text-properties style:font-name="Calibri"/>
    </style:style>
    <style:style style:name="P23" style:family="paragraph" style:parent-style-name="Standard">
      <style:paragraph-properties fo:margin-left="1.251cm" fo:margin-right="0cm" fo:text-indent="0cm" style:auto-text-indent="false"/>
      <style:text-properties style:font-name="Calibri" fo:font-weight="bold" style:font-weight-asian="bold" style:font-weight-complex="bold"/>
    </style:style>
    <style:style style:name="P24" style:family="paragraph" style:parent-style-name="Standard">
      <style:paragraph-properties fo:margin-left="1.251cm" fo:margin-right="0cm" fo:text-indent="0cm" style:auto-text-indent="false"/>
      <style:text-properties style:font-name="Calibri" style:text-underline-style="solid" style:text-underline-width="auto" style:text-underline-color="font-color"/>
    </style:style>
    <style:style style:name="P25" style:family="paragraph" style:parent-style-name="Standard">
      <style:paragraph-properties fo:margin-left="2.501cm" fo:margin-right="0cm" fo:text-indent="0cm" style:auto-text-indent="false"/>
      <style:text-properties style:font-name="Calibri"/>
    </style:style>
    <style:style style:name="T1" style:family="text">
      <style:text-properties style:font-name="Calibri"/>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MA 1 – ARQUITECTURA Y HERRAMIENTAS</text:p>
      <text:p text:style-name="P1"/>
      <text:p text:style-name="P1">Concepto de aplicación web: es una herramienta software que los usuarios pueden utilizar accediendo a un servidor web utilizando un navegador. No es una web que proporciona información.</text:p>
      <text:p text:style-name="P1"/>
      <text:p text:style-name="P1">Ventajas:</text:p>
      <text:list xml:id="list2494777985475787046" text:style-name="L1">
        <text:list-item>
          <text:p text:style-name="P5">No requiere de la instalación previa de un software, tan sólo de un navegador web.</text:p>
        </text:list-item>
        <text:list-item>
          <text:p text:style-name="P5">No hace falta actualizar puesto que siempre se tendrá disponible la última versión que haya instalada en el servidor.</text:p>
        </text:list-item>
        <text:list-item>
          <text:p text:style-name="P5">Información centralizada en el servidor facilitando la consistencia de la información y su mantenimiento (seguridad, copias...)</text:p>
        </text:list-item>
        <text:list-item>
          <text:p text:style-name="P5">Permite el acceso desde cualquier dispositivo que tenga un navegador web.</text:p>
        </text:list-item>
        <text:list-item>
          <text:p text:style-name="P5">Reducción de costes, los equipos de los clientes no requieren un hardware muy potente.</text:p>
        </text:list-item>
      </text:list>
      <text:p text:style-name="P1"/>
      <text:p text:style-name="P15">EVOLUCIÓN DE LAS APLICACIONES WEB:</text:p>
      <text:p text:style-name="P1"><text:span text:style-name="T2">Aplicación web estática</text:span>: es una página web desde el servidor cuya interacción no conlleva ningún tipo de acción en la propia página web ni genera ninguna respuesta del servidor. Utilizan HTML para la organización visual de la información.</text:p>
      <text:p text:style-name="P1"><text:tab/>Ventajas:</text:p>
      <text:list xml:id="list159234862549121859" text:style-name="L2">
        <text:list-item>
          <text:list>
            <text:list-item>
              <text:p text:style-name="P6">Funcionan en cualquier servidor.</text:p>
            </text:list-item>
            <text:list-item>
              <text:p text:style-name="P6">Tardan muy poco en cargarse.</text:p>
            </text:list-item>
            <text:list-item>
              <text:p text:style-name="P6">Máximo desempeño y funcionalidad.</text:p>
            </text:list-item>
            <text:list-item>
              <text:p text:style-name="P6">Costos de alojamiento menores.</text:p>
            </text:list-item>
            <text:list-item>
              <text:p text:style-name="P6">No se requiere ningún software.</text:p>
            </text:list-item>
          </text:list>
        </text:list-item>
      </text:list>
      <text:p text:style-name="P1"/>
      <text:p text:style-name="P1"><text:tab/>Problemas:</text:p>
      <text:list xml:id="list1295330116291431700" text:style-name="L3">
        <text:list-item>
          <text:list>
            <text:list-item>
              <text:p text:style-name="P7">Ausencia de movimiento y funcionalidades.</text:p>
            </text:list-item>
            <text:list-item>
              <text:p text:style-name="P7">El visitante no tiene ninguna posibilidad de seleccionar, ordenar o modificar los contenidos.</text:p>
            </text:list-item>
            <text:list-item>
              <text:p text:style-name="P7">El admin web debe acceder al servidor para cambiar los contenidos de la página.</text:p>
            </text:list-item>
            <text:list-item>
              <text:p text:style-name="P7">No se pueden usar BBDD, foros, etc.</text:p>
            </text:list-item>
            <text:list-item>
              <text:p text:style-name="P7">El proceso de actualización es lento, tedioso y esencialmente manual.</text:p>
            </text:list-item>
          </text:list>
        </text:list-item>
      </text:list>
      <text:p text:style-name="P1"/>
      <text:p text:style-name="P1"/>
      <text:p text:style-name="P1"><text:span text:style-name="T2">Aplicación web dinámica: </text:span>La interacción del usuario con la página web recibida desde el servidor produce algún tipo de cambio en el aspecto de la misma (formato, orden, aparición/ocultación de contenidos, animación...).</text:p>
      <text:p text:style-name="P1">Suele conocerse como DHTML (HTML dinámico) e incluye HTML, CSS, Flash, JS, VBScript...</text:p>
      <text:p text:style-name="P1"/>
      <text:p text:style-name="P1"/>
      <text:p text:style-name="P1"><text:span text:style-name="T2">Aplicación web interactiva: </text:span>La interacción del usuario con la página web se recibe en el servidor y produce un diálogo entre cliente y servidor.</text:p>
      <text:p text:style-name="P1">En el lado del cliente encontramos HTML, controles ActiveX, Flash, Appllets, AJAX...</text:p>
      <text:p text:style-name="P1">En el lado del servidor encontramos lenguajes script (PHP, JSP,ASP) y enlaces a ejecutables (CGI, Servlets, ASP.NET). Así como modelos lógicos de separación de funciones (MVC, 3 capas, Multicapa, SOA).</text:p>
      <text:p text:style-name="P1"><text:span text:style-name="T4"/></text:p>
      <text:p text:style-name="P1"><text:soft-page-break/><text:span text:style-name="T4">· ARQUITECTURAS:</text:span></text:p>
      <text:p text:style-name="P15"><text:span text:style-name="T2">Arquitectura Cliente – Servidor:</text:span> </text:p>
      <text:p text:style-name="P1">Modelo de aplicación distribuida en la que las tareas se reparten entre los proveedores de recursos o servicios (servidores) y los consumidores (clientes). Con servidor nos referimos tanto a las distintas máquinas como a los distintos procesos. </text:p>
      <text:p text:style-name="P1">La relación entre cliente y servidor se basa en el intercambio de mensajes de control y datos.</text:p>
      <text:p text:style-name="P1"><text:tab/>Cliente:</text:p>
      <text:list xml:id="list560090529120063553" text:style-name="L4">
        <text:list-item>
          <text:list>
            <text:list-item>
              <text:p text:style-name="P8">Tiene un papel activo: inicia las solicitudes o peticiones.</text:p>
            </text:list-item>
            <text:list-item>
              <text:p text:style-name="P8">Espera y recibe las respuestas del servidor.</text:p>
            </text:list-item>
            <text:list-item>
              <text:p text:style-name="P8">Interactúa directamente con los usuarios a través del GUI.</text:p>
            </text:list-item>
            <text:list-item>
              <text:p text:style-name="P8">Puede conectarse a varios servidores a la vez.</text:p>
            </text:list-item>
          </text:list>
        </text:list-item>
      </text:list>
      <text:p text:style-name="P1"/>
      <text:p text:style-name="P1"><text:tab/>Servidor:</text:p>
      <text:list xml:id="list8130154600482921788" text:style-name="L5">
        <text:list-item>
          <text:list>
            <text:list-item>
              <text:p text:style-name="P9">Papel pasivo: espera las solicitudes de los clientes.</text:p>
            </text:list-item>
            <text:list-item>
              <text:p text:style-name="P9">Reciben la petición, la procesan y envían la respuesta.</text:p>
            </text:list-item>
            <text:list-item>
              <text:p text:style-name="P9">No suelen interactuar directamente con los usuarios.</text:p>
            </text:list-item>
            <text:list-item>
              <text:p text:style-name="P9">Pueden aceptar varias peticiones a la vez.</text:p>
            </text:list-item>
          </text:list>
        </text:list-item>
      </text:list>
      <text:p text:style-name="P1"/>
      <text:p text:style-name="P1">Ventajas:</text:p>
      <text:list xml:id="list4059795723664799947" text:style-name="L6">
        <text:list-item>
          <text:p text:style-name="P10">Los accesos y la integridad de los datos se controlan por el servidor, por lo que un uso inadecuado de la aplicación no puede dañar el sistema.</text:p>
        </text:list-item>
        <text:list-item>
          <text:p text:style-name="P10">Se puede aumentar el número de clientes a los que se les presta el servicio aumentando los recursos del servidor.</text:p>
        </text:list-item>
        <text:list-item>
          <text:p text:style-name="P10">Las actualizaciones del servidor afectan a todos los clientes.</text:p>
        </text:list-item>
      </text:list>
      <text:p text:style-name="P1"/>
      <text:p text:style-name="P17">Arquitectura Lógica:</text:p>
      <text:p text:style-name="P1">La aplicación web se divide en capas para mejorar la organización por funcionalidad, facilitando la re-usabilidad, el mantenimiento y ciclos de desarrollo más cortos. </text:p>
      <text:p text:style-name="P1">La división por capas no implica que cada capa se ejecute en una máquina diferente.</text:p>
      <text:p text:style-name="P1"/>
      <text:p text:style-name="P1">Ventajas:</text:p>
      <text:list xml:id="list5527994340302997176" text:style-name="L7">
        <text:list-item>
          <text:p text:style-name="P11">Mejora la re-usabilidad.</text:p>
        </text:list-item>
        <text:list-item>
          <text:p text:style-name="P11">Ciclos de desarrollo más cortos.</text:p>
        </text:list-item>
        <text:list-item>
          <text:p text:style-name="P11">Desarrollos paralelos en cada capa.</text:p>
        </text:list-item>
        <text:list-item>
          <text:p text:style-name="P11">Utiliza encapsulamiento (aplicaciones más robustas).</text:p>
        </text:list-item>
        <text:list-item>
          <text:p text:style-name="P11">Modular (mayor flexibilidad).</text:p>
        </text:list-item>
        <text:list-item>
          <text:p text:style-name="P11">Alta escalabilidad.</text:p>
        </text:list-item>
        <text:list-item>
          <text:p text:style-name="P11">Mantenimiento más sencillo.</text:p>
        </text:list-item>
      </text:list>
      <text:p text:style-name="P1"/>
      <text:p text:style-name="P2"><text:span text:style-name="T2">→ Arquitectura lógica MVC</text:span> (modelo, vista, controlador):</text:p>
      <text:p text:style-name="P2">Modelo: implementa la lógica de negocio, es decir la funcionalidad que ofrece la aplicación.</text:p>
      <text:p text:style-name="P2">Vista: componentes que despliegan la interfaz de usuario.</text:p>
      <text:p text:style-name="P2">Controlador: componentes que manejan la interfaz de usuario, trabajan con el modelo y seleccionan la vista correcta a desplegar.</text:p>
      <text:p text:style-name="P2"/>
      <text:p text:style-name="P24">→ Arquitectura lógica 3 capas:</text:p>
      <text:p text:style-name="P2">Se divide en presentación, lógica de negocio y persistencia (almacenamiento de datos). Cada capa está formada por componentes que proporcionan servicios entre sí o a capas <text:soft-page-break/>adyacentes.</text:p>
      <text:p text:style-name="P2"/>
      <text:p text:style-name="P24">→ Arquitectura lógica multicapas:</text:p>
      <text:p text:style-name="P2">Este modelo aísla la interfaz de modo que los cambios en ésta no afectan al resto de componentes. Sin embargo, las otras dos capas no son independientes entre sí y los componentes de la capa de negocio tienen que referenciar a las instancias de la capa de datos.</text:p>
      <text:p text:style-name="P2">La solución es añadir la capa entidades que se se encargue del mapeo de declaración de las entidades de la aplicación.</text:p>
      <text:p text:style-name="P23"/>
      <text:p text:style-name="P15">Servidor web:</text:p>
      <text:p text:style-name="P1">Su ppal función es proveer el contenido solicitado por un usuario a través de un navegador. La solicitud debe ser una URL.</text:p>
      <text:p text:style-name="P2">Se usan los protocolos http, fpt, etc.</text:p>
      <text:p text:style-name="P2">Puerto a través del cual se escuchan las peticiones.</text:p>
      <text:p text:style-name="P2">Descripción: ruta del elemento concreto.</text:p>
      <text:p text:style-name="P3">Así funcionan las aplicaciones web estáticas (html), dinámicas (dhtml) y aplicaciones web.</text:p>
      <text:p text:style-name="P3"/>
      <text:p text:style-name="P20">Servidor de aplicaciones:</text:p>
      <text:p text:style-name="P3">Para desarrollar aplicaciones web interactivas es necesario contar con un servidor web de aplicaciones que se encargue de ejecutar el código de estas aplicaciones generando lo que va a ver el cliente. En muchas ocasiones estos servidores web se instalan como extensiones del navegador.</text:p>
      <text:p text:style-name="P3"/>
      <text:p text:style-name="P21">Lenguajes de programación en el entorno de servidor:</text:p>
      <text:p text:style-name="P3">Son aquellos cuyo código es reconocido, interpretador y ejecutado por el propio servidor antes de enviar el resultado en un formato comprensible para el navegador.</text:p>
      <text:p text:style-name="P3">Hay varias alternativas:</text:p>
      <text:p text:style-name="P3"><text:tab/>Lenguajes de scripting (php, asp, jsp, perl).</text:p>
      <text:p text:style-name="P3"><text:tab/>Componentes ejecutables (cgi, ejb, servlets).</text:p>
      <text:p text:style-name="P3"><text:tab/>Aplicaciones hibridas (asp.net).</text:p>
      <text:p text:style-name="P3"/>
      <text:list xml:id="list5297574041241813525" text:style-name="L8">
        <text:list-item>
          <text:p text:style-name="P18"><text:span text:style-name="T1">Lenguajes de scripting:</text:span></text:p>
        </text:list-item>
      </text:list>
      <text:p text:style-name="P3"><text:tab/>El código de la aplicación (script) se intercala en el código html.</text:p>
      <text:p text:style-name="P25"><text:span text:style-name="T2">→ PHP (Hypertext Processor)</text:span>: es de los más extendidos debido a sus características: código abierto, portabilidad y gratuitidad. Es soportado por la mayoría de servidores web actuales.</text:p>
      <text:p text:style-name="P25"><text:span text:style-name="T2">→ ASP (Active Server Pages)</text:span> tecnología de código cerrado diseñada por Microsoft para IIS aunque puede ser utilizada con otros servidores.</text:p>
      <text:p text:style-name="P25"><text:span text:style-name="T2">→ JSP (Java Server Pages)</text:span> su funcionamiento es diferente ya que la primera vez que se invoca es transformado en un Servlet que permanece en memoria para sucesivas llamadas.</text:p>
      <text:p text:style-name="P25"/>
      <text:list xml:id="list6604441265061769586" text:style-name="L9">
        <text:list-item>
          <text:p text:style-name="P16">Componentes ejecutables</text:p>
          <text:p text:style-name="P12">Las páginas web dinámicas son realizadas por un programa externo que recibirá unos parámetros de entrada y devolverá un resultado que se mostrará en el cliente.</text:p>
          <text:p text:style-name="P12">CGI (Common Gateway Interface): es un estándar que define los vínculos que hay que establecer con la app independiente o fichero ejecutable. Es la formá más fácil de publicar contenido web dinámico y permite elegir el lenguaje de programación.</text:p>
          <text:p text:style-name="P12">El principal inconveniente es el rendimiento ya que cada petición creará un nuevo proceso <text:soft-page-break/>con su consumo de procesador y memoria.</text:p>
        </text:list-item>
      </text:list>
      <text:p text:style-name="P3"/>
      <text:p text:style-name="P3"><text:tab/>Para solucionar este problema han surgido varias alternativas:</text:p>
      <text:p text:style-name="P3"><text:tab/>· Módulos NSAPI e ISAPI: son extensiones de los lenguajes utilizados en CGI integradas en el <text:tab/>servidor web.</text:p>
      <text:p text:style-name="P3"><text:tab/>· FastCGI: crea un solo proceso para atender a todas las peticiones.</text:p>
      <text:p text:style-name="P3"><text:tab/>· Servlets, JavaBeans y EJB (Enterprise JavaBeans): son plataformas independientes de <text:tab/>ejecución de código basadas en Java.</text:p>
      <text:p text:style-name="P3"/>
      <text:list xml:id="list2272091144526975690" text:style-name="L10">
        <text:list-item>
          <text:p text:style-name="P13"><text:span text:style-name="T4">Aplicaciones híbridas:</text:span> </text:p>
          <text:p text:style-name="P13">Es una tecnología intermedia entre los lenguajes de scripting y las apps independientes. Lo más representativo de estas aplicaciones es ASP.NET.</text:p>
          <text:list>
            <text:list-item>
              <text:p text:style-name="P13">ASP.NET (hypertext processor):</text:p>
              <text:list>
                <text:list-item>
                  <text:p text:style-name="P13">Las aplicaciones pueden ser escrita en cualquier lenguaje .Net (Framework (VB.Net, C#, Jscript.NET).</text:p>
                </text:list-item>
                <text:list-item>
                  <text:p text:style-name="P13">La aplicación se pre-compila una sola vez a código nativo y cada nueva petición tendrá una compilación Just in Time.</text:p>
                </text:list-item>
                <text:list-item>
                  <text:p text:style-name="P13">Utiliza Web Forms que integran contenido estático y controles web que se procesan en el servidor.</text:p>
                </text:list-item>
                <text:list-item>
                  <text:p text:style-name="P13">Adicionalmente, el código dinámico que se ejecuta en el servidor puede ser colocado en una página dentro de un bloque de forma similar a los lenguajes de scripting.</text:p>
                </text:list-item>
              </text:list>
            </text:list-item>
          </text:list>
        </text:list-item>
      </text:list>
      <text:p text:style-name="P1"/>
      <text:p text:style-name="P1"/>
      <text:list xml:id="list20549357" text:continue-list="list8130154600482921788" text:style-name="L5">
        <text:list-item>
          <text:list>
            <text:list-header>
              <text:p text:style-name="P9"><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artin</meta:initial-creator>
    <meta:creation-date>2020-09-15T17:58:15.27</meta:creation-date>
    <dc:date>2020-09-21T00:32:50.14</dc:date>
    <dc:creator>laura martin</dc:creator>
    <meta:editing-duration>PT1H9M31S</meta:editing-duration>
    <meta:editing-cycles>20</meta:editing-cycles>
    <meta:generator>OpenOffice/4.1.7$Win32 OpenOffice.org_project/417m1$Build-9800</meta:generator>
    <meta:document-statistic meta:table-count="0" meta:image-count="0" meta:object-count="0" meta:page-count="4" meta:paragraph-count="100" meta:word-count="1279" meta:character-count="8062"/>
  </office:meta>
</office:document-meta>
</file>